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wiss"/>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margin-left="0in" fo:text-align="start" style:justify-single-word="false" fo:text-indent="0in" style:auto-text-indent="false"/>
    </style:style>
    <style:style style:name="P2" style:family="paragraph" style:parent-style-name="Standard">
      <style:paragraph-properties fo:margin-left="0in" fo:text-align="start" style:justify-single-word="false" fo:text-indent="0in" style:auto-text-indent="false"/>
      <style:text-properties officeooo:paragraph-rsid="002e00dd"/>
    </style:style>
    <style:style style:name="P3" style:family="paragraph" style:parent-style-name="Heading_20_1" style:master-page-name="">
      <loext:graphic-properties draw:fill="none"/>
      <style:paragraph-properties fo:margin-left="0in" fo:margin-right="0in" fo:margin-top="0.3335in" fo:margin-bottom="0in" style:contextual-spacing="false" fo:line-height="115%" fo:text-align="start" style:justify-single-word="false" fo:keep-together="always" fo:orphans="2" fo:widows="2" fo:text-indent="0in" style:auto-text-indent="false" style:page-number="auto" fo:background-color="transparent" fo:keep-with-next="always" style:writing-mode="lr-tb"/>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officeooo:paragraph-rsid="0027e408"/>
    </style:style>
    <style:style style:name="P6" style:family="paragraph" style:parent-style-name="Standard">
      <style:text-properties officeooo:paragraph-rsid="0027f2b3"/>
    </style:style>
    <style:style style:name="P7" style:family="paragraph" style:parent-style-name="Title">
      <style:text-properties officeooo:paragraph-rsid="0027f2b3"/>
    </style:style>
    <style:style style:name="P8" style:family="paragraph" style:parent-style-name="Standard" style:list-style-name="L1">
      <style:text-properties officeooo:paragraph-rsid="001f38a1"/>
    </style:style>
    <style:style style:name="P9" style:family="paragraph" style:parent-style-name="Standard" style:list-style-name="L1" style:master-page-name="">
      <loext:graphic-properties draw:fill="none"/>
      <style:paragraph-properties fo:margin-left="0.3118in" fo:margin-right="0in" fo:margin-top="0in" fo:margin-bottom="0.139in" style:contextual-spacing="false" fo:line-height="115%" fo:text-align="start" style:justify-single-word="false" fo:orphans="2" fo:widows="2" fo:text-indent="-0.25in" style:auto-text-indent="false" style:page-number="auto" fo:background-color="transparent" style:writing-mode="lr-tb"/>
      <style:text-properties officeooo:paragraph-rsid="001f38a1"/>
    </style:style>
    <style:style style:name="P10" style:family="paragraph" style:parent-style-name="Standard" style:list-style-name="L1">
      <loext:graphic-properties draw:fill="none"/>
      <style:paragraph-properties fo:margin-left="0.3118in" fo:margin-right="0in" fo:margin-top="0in" fo:margin-bottom="0.139in" style:contextual-spacing="false" fo:line-height="115%" fo:text-align="start" style:justify-single-word="false" fo:orphans="2" fo:widows="2" fo:text-indent="-0.25in" style:auto-text-indent="false" fo:background-color="transparent" style:writing-mode="lr-tb"/>
      <style:text-properties officeooo:paragraph-rsid="001f38a1"/>
    </style:style>
    <style:style style:name="P11" style:family="paragraph" style:parent-style-name="Standard" style:list-style-name="L2" style:master-page-name="">
      <loext:graphic-properties draw:fill="none"/>
      <style:paragraph-properties fo:margin-left="0.3118in" fo:margin-right="0in" fo:margin-top="0in" fo:margin-bottom="0.139in" style:contextual-spacing="false" fo:line-height="115%" fo:text-align="start" style:justify-single-word="false" fo:orphans="2" fo:widows="2" fo:text-indent="-0.25in" style:auto-text-indent="false" style:page-number="auto" fo:background-color="transparent" style:writing-mode="lr-tb"/>
      <style:text-properties officeooo:paragraph-rsid="001f38a1"/>
    </style:style>
    <style:style style:name="P12" style:family="paragraph" style:parent-style-name="Standard" style:list-style-name="L2">
      <loext:graphic-properties draw:fill="none"/>
      <style:paragraph-properties fo:margin-left="0.3118in" fo:margin-right="0in" fo:margin-top="0in" fo:margin-bottom="0.139in" style:contextual-spacing="false" fo:line-height="115%" fo:text-align="start" style:justify-single-word="false" fo:orphans="2" fo:widows="2" fo:text-indent="-0.25in" style:auto-text-indent="false" fo:background-color="transparent" style:writing-mode="lr-tb"/>
      <style:text-properties officeooo:paragraph-rsid="001f38a1"/>
    </style:style>
    <style:style style:name="P13" style:family="paragraph" style:parent-style-name="Standard" style:list-style-name="L3" style:master-page-name="">
      <loext:graphic-properties draw:fill="none"/>
      <style:paragraph-properties fo:margin-left="0.3118in" fo:margin-right="0in" fo:margin-top="0in" fo:margin-bottom="0.139in" style:contextual-spacing="false" fo:line-height="115%" fo:text-align="start" style:justify-single-word="false" fo:orphans="2" fo:widows="2" fo:text-indent="-0.25in" style:auto-text-indent="false" style:page-number="auto" fo:background-color="transparent" style:writing-mode="lr-tb"/>
      <style:text-properties officeooo:paragraph-rsid="001f670f"/>
    </style:style>
    <style:style style:name="P14" style:family="paragraph" style:parent-style-name="Standard" style:list-style-name="L3">
      <loext:graphic-properties draw:fill="none"/>
      <style:paragraph-properties fo:margin-left="0.3118in" fo:margin-right="0in" fo:margin-top="0in" fo:margin-bottom="0.139in" style:contextual-spacing="false" fo:line-height="115%" fo:text-align="start" style:justify-single-word="false" fo:orphans="2" fo:widows="2" fo:text-indent="-0.25in" style:auto-text-indent="false" fo:background-color="transparent" style:writing-mode="lr-tb"/>
      <style:text-properties officeooo:paragraph-rsid="001f670f"/>
    </style:style>
    <style:style style:name="P15" style:family="paragraph" style:parent-style-name="Standard" style:list-style-name="L4">
      <loext:graphic-properties draw:fill="none"/>
      <style:paragraph-properties fo:margin-left="0.3118in" fo:margin-right="0in" fo:margin-top="0in" fo:margin-bottom="0.139in" style:contextual-spacing="false" fo:line-height="115%" fo:text-align="start" style:justify-single-word="false" fo:orphans="2" fo:widows="2" fo:text-indent="-0.25in" style:auto-text-indent="false" fo:background-color="transparent" style:writing-mode="lr-tb"/>
      <style:text-properties officeooo:paragraph-rsid="0027195a"/>
    </style:style>
    <style:style style:name="P16" style:family="paragraph" style:parent-style-name="Standard" style:list-style-name="L4" style:master-page-name="">
      <loext:graphic-properties draw:fill="none"/>
      <style:paragraph-properties fo:margin-left="0.3118in" fo:margin-right="0in" fo:margin-top="0in" fo:margin-bottom="0.139in" style:contextual-spacing="false" fo:line-height="115%" fo:text-align="start" style:justify-single-word="false" fo:orphans="2" fo:widows="2" fo:text-indent="-0.25in" style:auto-text-indent="false" style:page-number="auto" fo:background-color="transparent" style:writing-mode="lr-tb"/>
      <style:text-properties officeooo:paragraph-rsid="0027195a"/>
    </style:style>
    <style:style style:name="P17" style:family="paragraph" style:parent-style-name="Standard" style:list-style-name="L4">
      <loext:graphic-properties draw:fill="none"/>
      <style:paragraph-properties fo:margin-left="0.3118in" fo:margin-right="0in" fo:margin-top="0in" fo:margin-bottom="0.139in" style:contextual-spacing="false" fo:line-height="115%" fo:text-align="start" style:justify-single-word="false" fo:orphans="2" fo:widows="2" fo:text-indent="-0.25in" style:auto-text-indent="false" fo:background-color="transparent" style:writing-mode="lr-tb"/>
      <style:text-properties officeooo:paragraph-rsid="00204126"/>
    </style:style>
    <style:style style:name="T1" style:family="text">
      <style:text-properties officeooo:rsid="001df0ac"/>
    </style:style>
    <style:style style:name="T2" style:family="text">
      <style:text-properties fo:font-weight="bold" style:font-weight-asian="bold" style:font-weight-complex="bold"/>
    </style:style>
    <style:style style:name="T3" style:family="text">
      <style:text-properties style:text-position="0% 100%" fo:font-weight="bold" style:font-weight-asian="bold" style:font-weight-complex="bold"/>
    </style:style>
    <style:style style:name="T4" style:family="text">
      <style:text-properties style:text-position="0% 100%" fo:font-weight="normal" officeooo:rsid="002f397d"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23f82f" style:font-weight-asian="normal" style:font-weight-complex="normal"/>
    </style:style>
    <style:style style:name="T7" style:family="text">
      <style:text-properties fo:font-weight="normal" officeooo:rsid="00282da4" style:font-weight-asian="normal" style:font-weight-complex="normal"/>
    </style:style>
    <style:style style:name="T8" style:family="text">
      <style:text-properties officeooo:rsid="0024ff93"/>
    </style:style>
    <style:style style:name="T9" style:family="text">
      <style:text-properties style:font-name="DejaVu Sans" fo:font-weight="bold" officeooo:rsid="0027e408" style:font-name-asian="DejaVu Sans" style:font-weight-asian="bold" style:font-name-complex="DejaVu Sans" style:font-weight-complex="bold"/>
    </style:style>
    <style:style style:name="T10" style:family="text">
      <style:text-properties fo:font-size="6pt" style:font-size-asian="6pt" style:font-size-complex="6pt"/>
    </style:style>
    <style:style style:name="T11" style:family="text">
      <style:text-properties officeooo:rsid="0027f2b3"/>
    </style:style>
    <style:style style:name="T12" style:family="text">
      <style:text-properties officeooo:rsid="00282da4"/>
    </style:style>
    <style:style style:name="T13" style:family="text">
      <style:text-properties officeooo:rsid="002c1d7e"/>
    </style:style>
    <style:style style:name="T14" style:family="text">
      <style:text-properties officeooo:rsid="0036c1b1"/>
    </style:style>
    <style:style style:name="T15" style:family="text">
      <style:text-properties officeooo:rsid="00374aa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ul Shpilsher</text:p>
      <text:p text:style-name="P6">Senior Software Engineer | Tech Lead | Digital Nomad<text:line-break/><text:span text:style-name="T10"><text:line-break/></text:span>📧 <text:a xlink:type="simple" xlink:href="mailto:paul.shpilsher@gmail.com" text:style-name="Internet_20_link" text:visited-style-name="Visited_20_Internet_20_Link">paul.shpilsher@gmail.com</text:a> • <text:a xlink:type="simple" xlink:href="https://linkedin.com/in/paulshpilsher" text:style-name="Internet_20_link" text:visited-style-name="Visited_20_Internet_20_Link">linkedin.com/in/paulshpilsher</text:a></text:p>
      <text:h text:style-name="Heading_20_1" text:outline-level="1">About Me</text:h>
      <text:p text:style-name="Standard">Builder. Problem-solver. Explorer.<text:line-break/>With over 20 years in software engineering—and the last decade spent working remotely from around the world—I bring both technical depth and startup agility. I’ve led teams, scaled systems from zero to millions of users, built AI-powered tools, and dove deep into Web3 protocols. I thrive in remote-first, product-driven environments where getting things done is more important than playing corporate politics.<text:line-break/><text:line-break/>I specialize in backend-heavy systems (Go, TypeScript, Node, microservices, Kafka, etc.), enjoy shipping fast, and care about writing clean, scalable code. Whether working on an AI chatbot that handles 100M+ messages, or architecting a crypto app store, I always aim to make tech that’s both elegant and impactful.</text:p>
      <text:h text:style-name="P3" text:outline-level="1">Tech I Love Working With</text:h>
      <text:p text:style-name="P5"><text:span text:style-name="T9">• </text:span><text:span text:style-name="T2">Languages</text:span>: Go, TypeScript, JavaScript, Python, C#, Solidity<text:line-break/><text:span text:style-name="T9">• </text:span><text:span text:style-name="T2">Frameworks</text:span>: Node.js, Nest.<text:span text:style-name="T1">js</text:span>, Express.<text:span text:style-name="T1">js</text:span>, Koa, Fiber, Iris, Angular, <text:span text:style-name="T1">React.js, </text:span>.NET<text:line-break/><text:span text:style-name="T9">• </text:span><text:span text:style-name="T2">Infra &amp; Cloud</text:span>: AWS, GCP, <text:span text:style-name="T1">Azure, </text:span>Digital Ocean, Runpod, Kafka, ELK, Serverless<text:line-break/><text:span text:style-name="T9">• </text:span><text:span text:style-name="T2">Databases</text:span>: Postgres, Cassandra, Clickhouse, Redis, Firestore, SQL, <text:span text:style-name="T11">Mongo</text:span><text:line-break/><text:span text:style-name="T9">• </text:span><text:span text:style-name="T2">Interests</text:span>: Microservices, <text:span text:style-name="T1">Crypto</text:span>, AI, Real-time Systems, Distributed Architectures<text:line-break/><text:span text:style-name="T9">• </text:span><text:span text:style-name="T2">Remote Work</text:span>: 10+ years fully remote, async-first, timezone-aware, productive-from-anywhere mindset</text:p>
      <text:h text:style-name="Heading_20_1" text:outline-level="1">Recent Work</text:h>
      <text:h text:style-name="Heading_20_2" text:outline-level="2">🧠 CCP International <text:span text:style-name="T14">Ltd</text:span> — Tech Lead Software Engineer</text:h>
      <text:p text:style-name="P4">Jan 2024 – Present | Remote</text:p>
      <text:list text:style-name="L1">
        <text:list-item>
          <text:p text:style-name="P9">Architected and shipped a conversational AI platform handling over 500K+ active chats and 100M+ messages</text:p>
        </text:list-item>
        <text:list-item>
          <text:p text:style-name="P10"><text:soft-page-break/>Built a scalable microservices-based social platform with AI-powered content curation — boosted engagement 30%+</text:p>
        </text:list-item>
        <text:list-item>
          <text:p text:style-name="P10">Owned the full devops cycle across staging &amp; prod (Digital Ocean + Runpod), slashing deployment friction by 40%</text:p>
        </text:list-item>
        <text:list-item>
          <text:p text:style-name="P10">Led a small but mighty remote team, mentoring devs and collaborating tightly with product <text:span text:style-name="T15">team.</text:span><text:line-break/><text:line-break/><text:span text:style-name="T2">Stack</text:span>: Go, Python, TypeScript, Node.js, Vue.js, Kafka, Redis, Clickhouse, Nginx, Serverless, <text:span text:style-name="T1">Github Actions</text:span></text:p>
          <text:p text:style-name="P8"/>
        </text:list-item>
      </text:list>
      <text:h text:style-name="Heading_20_2" text:outline-level="2">🧱 Magic Square (<text:span text:style-name="T1">Crypto</text:span> App Store) — Senior Software Engineer</text:h>
      <text:p text:style-name="P4">Dec 2022 – Oct 2023 | Remote</text:p>
      <text:list text:style-name="L2">
        <text:list-item>
          <text:p text:style-name="P11">Designed and implemented core ba <text:s text:c="3"/>ckend services using Go/Nest.<text:span text:style-name="T1">js</text:span>and microservice patterns</text:p>
        </text:list-item>
        <text:list-item>
          <text:p text:style-name="P12">Integrated external APIs like Binance, <text:span text:style-name="T1">OneSignal, </text:span>Google Oauth and security checks to keep things tight</text:p>
        </text:list-item>
        <text:list-item>
          <text:p text:style-name="P12">Introduced engineering standards that reduced bugs and raised team code quality bar<text:line-break/><text:line-break/><text:span text:style-name="T2">Stack</text:span>: Solidity, TypeScript, <text:span text:style-name="T1">Javascript, </text:span>Go, NestJS, Postgres, Clickhouse, Kafka, AWS, <text:span text:style-name="T1">Kubernetes, Docker.<text:line-break/></text:span></text:p>
        </text:list-item>
      </text:list>
      <text:h text:style-name="Heading_20_2" text:outline-level="2">✈️ Sherpa (TravelTech) — Senior Software Engineer</text:h>
      <text:p text:style-name="P4">Jan 2022 – Aug 2022 | Remote</text:p>
      <text:list text:style-name="L3">
        <text:list-item>
          <text:p text:style-name="P13">Architected a serverless notification engine that reliably processed 10K+ daily emails</text:p>
        </text:list-item>
        <text:list-item>
          <text:p text:style-name="P14">Migrated core APIs to GCP Cloud Run + NestJS, gaining ~35% performance improvement</text:p>
        </text:list-item>
        <text:list-item>
          <text:p text:style-name="P14">Contributed to automation tools as part of the “Autobots” engineering squad<text:line-break/><text:line-break/><text:span text:style-name="T2">Stack</text:span>: Go, TypeScript, Node.js, Firestore, GCP<text:line-break/></text:p>
        </text:list-item>
      </text:list>
      <text:h text:style-name="Heading_20_2" text:outline-level="2"><text:soft-page-break/>📊 DevExpress — Senior Software Engineer</text:h>
      <text:p text:style-name="P4">Mar 2018 – Jan 2022 | Remote</text:p>
      <text:list text:style-name="L4">
        <text:list-item>
          <text:p text:style-name="P16">Created a scalable Reporting &amp; Dashboard Server that improved load times by 50%</text:p>
        </text:list-item>
        <text:list-item>
          <text:p text:style-name="P15">Championed .NET Core + Angular migration across a suite of enterprise tools</text:p>
        </text:list-item>
        <text:list-item>
          <text:p text:style-name="P17">Helped define SDLC processes that reduced hotfixes and deploy issues<text:line-break/><text:line-break/><text:span text:style-name="T2">Stack</text:span>: C#, .NET Core, ASP.NET MVC, Angular, TypeScript, Go</text:p>
        </text:list-item>
      </text:list>
      <text:h text:style-name="Heading_20_1" text:outline-level="1">Earlier Highlights</text:h>
      <text:p text:style-name="P2">📸 <text:span text:style-name="T2">Eastman Kodak </text:span><text:span text:style-name="T5">(</text:span><text:span text:style-name="T7">Imaging</text:span><text:span text:style-name="T5">) <text:s/></text:span>— Developed a kernel-mode driver for proprietary PC-to-laser printer interface; printed ultra high-res images to film for X-ray-like output<text:line-break/>🕵️ <text:span text:style-name="T2">Kroll Ontrack</text:span> <text:span text:style-name="T6">(</text:span><text:span text:style-name="T7">CybersSecurity</text:span><text:span text:style-name="T6">)</text:span>— Built a Windows device driver for OS-level forensic analysis of CD/DVD-based hard drive backups<text:line-break/>💾 <text:span text:style-name="T3">Western Digital <text:s/></text:span><text:span text:style-name="T4">(ComputerHardware)</text:span>— Engineered production line software for SCSI drives, including servo writing, burn-in tests, and diagnostics<text:line-break/>🧠 <text:span text:style-name="T2">Radical Imaging</text:span> (<text:span text:style-name="T7">HealthTech</text:span>) — Custom radiology tools, including real-time cloud voice recognition for radiologists<text:line-break/>🌾 <text:span text:style-name="T2">Cargill</text:span> (AgTech) — Built live data systems for animal nutrition analytics<text:line-break/>💳 <text:span text:style-name="T2">T-Chek</text:span> (Fintech) — Built financial processing subsystems and reusable data libraries<text:line-break/>🏥 <text:span text:style-name="T2">vRad</text:span> (Healt<text:span text:style-name="T12">hTech</text:span>) — <text:span text:style-name="T13">Championed</text:span> RIS web platform development, improving operational workflows by 25%</text:p>
      <text:h text:style-name="P1" text:outline-level="1">Education</text:h>
      <text:p text:style-name="Standard">B.Sc. in Computer Science<text:line-break/>Tula State University</text:p>
      <text:h text:style-name="Heading_20_1" text:outline-level="1">Remote Work Philosophy</text:h>
      <text:p text:style-name="Standard">I’ve spent the last 10 years building products while living in over 30 countries. From Thai coworking cafés to South American mountain towns, I’ve stayed productive, communicative, and plugged into global teams. I believe in deep work, clear async communication, and documenting over meeting.<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DejaVu Sans" svg:font-family="'DejaVu Sans'" style:font-family-generic="swiss"/>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ＭＳ 明朝"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1" style:font-family-complex="'DejaVu Sans'"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1"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DejaVu Sans1"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1" style:font-family-complex="'DejaVu Sans'"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1" style:font-family-complex="'DejaVu Sans'"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1"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DejaVu Sans1" style:font-family-complex="'DejaVu Sans'"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List_20_2" style:display-name="List 2" style:family="paragraph" style:parent-style-name="Standard" style:list-style-name="WWNum2" style:class="list">
      <style:paragraph-properties fo:margin-top="0in" fo:margin-bottom="0.139in" style:contextual-spacing="true"/>
    </style:style>
    <style:style style:name="List_20_3" style:display-name="List 3" style:family="paragraph" style:parent-style-name="Standard" style:list-style-name="WWNum3" style:class="list">
      <style:paragraph-properties fo:margin-top="0in" fo:margin-bottom="0.139in" style:contextual-spacing="true"/>
    </style:style>
    <style:style style:name="Numbering_20_1" style:display-name="Numbering 1" style:family="paragraph" style:parent-style-name="Standard" style:list-style-name="WWNum5" style:class="list">
      <style:paragraph-properties fo:margin-top="0in" fo:margin-bottom="0.139in" style:contextual-spacing="true"/>
    </style:style>
    <style:style style:name="Numbering_20_2" style:display-name="Numbering 2" style:family="paragraph" style:parent-style-name="Standard" style:list-style-name="WWNum6" style:class="list">
      <style:paragraph-properties fo:margin-top="0in" fo:margin-bottom="0.139in" style:contextual-spacing="true"/>
    </style:style>
    <style:style style:name="Numbering_20_3" style:display-name="Numbering 3" style:family="paragraph" style:parent-style-name="Standard" style:list-style-name="WWNum7"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1" style:font-family-complex="'DejaVu Sans'"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1" style:font-family-complex="'DejaVu Sans'"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DejaVu Sans1" style:font-family-complex="'DejaVu Sans'"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1" style:font-family-complex="'DejaVu Sans'"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DejaVu Sans1"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1" style:font-family-complex="'DejaVu Sans'"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1" style:font-family-complex="'DejaVu Sans'"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DejaVu Sans1" style:font-family-complex="'DejaVu Sans'"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0.6874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6</meta:editing-cycles>
    <meta:creation-date>2013-12-23T23:15:00</meta:creation-date>
    <dc:date>2025-07-04T09:14:02.317116147</dc:date>
    <meta:editing-duration>PT4H18M41S</meta:editing-duration>
    <meta:generator>LibreOffice/24.2.7.2$Linux_X86_64 LibreOffice_project/420$Build-2</meta:generator>
    <meta:print-date>2025-07-04T09:12:37.227494224</meta:print-date>
    <meta:printed-by>PDF files</meta:printed-by>
    <meta:document-statistic meta:table-count="0" meta:image-count="0" meta:object-count="0" meta:page-count="3" meta:paragraph-count="35" meta:word-count="637" meta:character-count="4450" meta:non-whitespace-character-count="3836"/>
    <meta:user-defined meta:name="AppVersion">14.0000</meta:user-defined>
    <meta:template xlink:type="simple" xlink:actuate="onRequest" xlink:title="Normal.dotm" xlink:href=""/>
  </office:meta>
</office:document-meta>
</file>